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"/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9.99mm" svg:height="89.99mm" svg:x="24.96mm" svg:y="60.5mm">
            <loext:p draw:notify-on-update-of-ranges="2I013.A1:2I013.A1 2I013.A2:2I013.A9 2I013.B1:2I013.B1 2I013.B2:2I013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 = 100 – x * 1,1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$C$1] - [.A2] * 1.1" office:value-type="float" office:value="100" calcext:value-type="float">
            <text:p>100,00</text:p>
          </table:table-cell>
          <table:table-cell table:style-name="ce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$C$1] - [.A3] * 1.1" office:value-type="float" office:value="98.9" calcext:value-type="float">
            <text:p>98,9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$C$1] - [.A4] * 1.1" office:value-type="float" office:value="97.8" calcext:value-type="float">
            <text:p>97,8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$C$1] - [.A5] * 1.1" office:value-type="float" office:value="96.7" calcext:value-type="float">
            <text:p>96,7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$C$1] - [.A6] * 1.1" office:value-type="float" office:value="95.6" calcext:value-type="float">
            <text:p>95,6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$C$1] - [.A7] * 1.1" office:value-type="float" office:value="94.5" calcext:value-type="float">
            <text:p>94,5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$C$1] - [.A8] * 1.1" office:value-type="float" office:value="93.4" calcext:value-type="float">
            <text:p>93,4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$C$1] - [.A9] * 1.1" office:value-type="float" office:value="92.3" calcext:value-type="float">
            <text:p>92,30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24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 table:number-rows-repeated="21">
          <table:table-cell table:style-name="ce1"/>
          <table:table-cell table:number-columns-repeated="4"/>
          <table:table-cell table:style-name="ce1" table:number-columns-repeated="4"/>
        </table:table-row>
        <table:table-row table:style-name="ro1">
          <table:table-cell table:style-name="ce1"/>
          <table:table-cell table:number-columns-repeated="4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6:02:46.654026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4-08T17:07:16.422672505</dc:date>
    <meta:editing-duration>PT5H37M41S</meta:editing-duration>
    <meta:editing-cycles>23</meta:editing-cycles>
    <dc:creator>ROSE </dc:cre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4.201cm" style:legend-expansion="high" chart:style-name="ch2"/>
        <chart:plot-area chart:style-name="ch3" table:cell-range-address="2I013.A1:2I013.B9" chart:data-source-has-labels="both" svg:x="0.32cm" svg:y="0.18cm" svg:width="11.423cm" svg:height="8.64cm">
          <chartooo:coordinate-region svg:x="1.418cm" svg:y="0.379cm" svg:width="10.046cm" svg:height="7.794cm"/>
          <chart:axis chart:dimension="x" chart:name="primary-x" chart:style-name="ch4" chartooo:axis-type="auto">
            <chartooo:date-scale/>
            <chart:categories table:cell-range-address="2I013.A2:2I013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I013.B2:2I013.B9" chart:label-cell-address="2I013.B1:2I013.B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= 100 – x * 1,1</text:p>
                <draw:g>
                  <svg:desc>2I013.B1:2I013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I013.A2:2I013.A9</svg:desc>
                </draw:g>
              </table:table-cell>
              <table:table-cell office:value-type="float" office:value="100">
                <text:p>100</text:p>
                <draw:g>
                  <svg:desc>2I013.B2:2I013.B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.3">
                <text:p>9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